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line-height="115%" fo:text-align="justify" style:justify-single-word="false"/>
      <style:text-properties style:font-name="Liberation Sans" fo:font-size="10.5pt" style:font-size-asian="10.5pt" style:font-size-complex="10.5pt"/>
    </style:style>
    <style:style style:name="P2" style:family="paragraph" style:parent-style-name="Text_20_body">
      <style:paragraph-properties fo:line-height="115%" fo:text-align="justify" style:justify-single-word="false"/>
      <style:text-properties style:font-name="Liberation Sans" fo:font-size="10.5pt" fo:font-weight="bold" style:font-size-complex="10.5pt"/>
    </style:style>
    <style:style style:name="P3" style:family="paragraph" style:parent-style-name="Text_20_body">
      <style:paragraph-properties fo:line-height="115%" fo:text-align="justify" style:justify-single-word="false"/>
      <style:text-properties style:font-name="Liberation Sans" fo:font-size="10.5pt" style:font-size-complex="10.5pt"/>
    </style:style>
    <style:style style:name="P4" style:family="paragraph" style:parent-style-name="Heading_20_2">
      <style:paragraph-properties fo:margin-top="0cm" fo:margin-bottom="0.247cm" style:contextual-spacing="false" fo:line-height="115%" fo:text-align="justify" style:justify-single-word="false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ing_20_3">
      <style:paragraph-properties fo:margin-top="0cm" fo:margin-bottom="0.247cm" style:contextual-spacing="false" fo:line-height="115%" fo:text-align="justify" style:justify-single-word="false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Text_20_body">
      <style:paragraph-properties fo:line-height="115%" fo:text-align="justify" style:justify-single-word="false"/>
      <style:text-properties style:font-name="Liberation Sans" fo:font-size="10.5pt" fo:font-style="italic" style:font-size-complex="10.5pt"/>
    </style:style>
    <style:style style:name="P7" style:family="paragraph" style:parent-style-name="Text_20_body" style:list-style-name="L1">
      <style:paragraph-properties fo:line-height="115%" fo:text-align="justify" style:justify-single-word="false"/>
      <style:text-properties style:font-name="Liberation Sans" fo:font-size="10.5pt" style:font-size-complex="10.5pt"/>
    </style:style>
    <style:style style:name="P8" style:family="paragraph" style:parent-style-name="Text_20_body" style:list-style-name="L2">
      <style:paragraph-properties fo:line-height="115%" fo:text-align="justify" style:justify-single-word="false"/>
      <style:text-properties style:font-name="Liberation Sans" fo:font-size="10.5pt" style:font-size-complex="10.5pt"/>
    </style:style>
    <style:style style:name="P9" style:family="paragraph" style:parent-style-name="Text_20_body" style:list-style-name="L3">
      <style:paragraph-properties fo:line-height="115%" fo:text-align="justify" style:justify-single-word="false"/>
      <style:text-properties style:font-name="Liberation Sans" fo:font-size="10.5pt" style:font-size-complex="10.5pt"/>
    </style:style>
    <style:style style:name="P10" style:family="paragraph" style:parent-style-name="Heading_20_2">
      <style:paragraph-properties fo:line-height="150%" fo:text-align="justify" style:justify-single-word="false" fo:break-before="page"/>
      <style:text-properties style:font-name="Liberation Sans" fo:font-size="10.5pt" style:font-size-asian="10.5pt" style:font-size-complex="10.5pt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Liberation Sans" fo:font-size="10.5pt" fo:font-style="italic" style:font-size-complex="10.5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ans" fo:font-size="10.5pt" style:font-size-asian="10.5pt" style:font-size-complex="10.5pt"/>
    </style:style>
    <style:style style:name="P13" style:family="paragraph" style:parent-style-name="Standard">
      <style:paragraph-properties fo:line-height="150%" fo:text-align="justify" style:justify-single-word="false"/>
      <style:text-properties officeooo:paragraph-rsid="001faacd"/>
    </style:style>
    <style:style style:name="P14" style:family="paragraph">
      <style:paragraph-properties fo:line-height="150%" fo:text-align="justify"/>
    </style:style>
    <style:style style:name="P15" style:family="paragraph">
      <style:paragraph-properties fo:line-height="150%" fo:text-align="justify" loext:tab-stop-distance="0cm">
        <style:tab-stops>
          <style:tab-stop style:position="1.425cm"/>
        </style:tab-stops>
      </style:paragraph-properties>
    </style:style>
    <style:style style:name="P16" style:family="paragraph">
      <loext:graphic-properties draw:fill="solid" draw:fill-color="#eeeeee"/>
      <style:paragraph-properties fo:line-height="150%" fo:text-align="justify"/>
      <style:text-properties fo:color="#000000" loext:opacity="100%" fo:font-family="'Liberation Mono', 'Courier New'" style:font-family-generic="modern" style:font-pitch="fixed" fo:font-size="12pt" style:text-underline-style="none" style:font-family-asian="'Liberation Sans', Arial" style:font-family-generic-asian="swiss" style:font-pitch-asian="variable" style:font-size-asian="10.5pt" style:font-family-complex="'Liberation Mono', 'Courier New'" style:font-family-generic-complex="modern" style:font-pitch-complex="fixed" style:font-size-complex="10.5pt"/>
    </style:style>
    <style:style style:name="P17" style:family="paragraph" style:parent-style-name="Standard">
      <style:paragraph-properties fo:line-height="150%" fo:text-align="justify" style:justify-single-word="false"/>
      <style:text-properties officeooo:paragraph-rsid="001c3417"/>
    </style:style>
    <style:style style:name="P18" style:family="paragraph">
      <style:paragraph-properties fo:margin-top="0.101cm" fo:margin-bottom="0.101cm" fo:line-height="150%" fo:text-align="justify"/>
    </style:style>
    <style:style style:name="P19" style:family="paragraph" style:parent-style-name="Text_20_body">
      <style:paragraph-properties fo:line-height="150%" fo:text-align="justify" style:justify-single-word="false" fo:break-before="page"/>
      <style:text-properties officeooo:paragraph-rsid="001aea8d"/>
    </style:style>
    <style:style style:name="P20" style:family="paragraph">
      <loext:graphic-properties draw:fill="solid" draw:fill-color="#eeeeee"/>
      <style:paragraph-properties fo:line-height="150%" fo:text-align="justify"/>
      <style:text-properties fo:color="#000000" loext:opacity="100%" style:font-name="Liberation Sans" fo:font-size="12pt" style:text-underline-style="none" style:font-family-asian="'Liberation Sans', Arial" style:font-family-generic-asian="swiss" style:font-pitch-asian="variable" style:font-size-asian="10.5pt" style:font-family-complex="'Liberation Mono', 'Courier New'" style:font-family-generic-complex="modern" style:font-pitch-complex="fixed" style:font-size-complex="10.5pt"/>
    </style:style>
    <style:style style:name="P21" style:family="paragraph" style:parent-style-name="Text_20_body">
      <style:paragraph-properties fo:line-height="150%" fo:text-align="justify" style:justify-single-word="false"/>
      <style:text-properties officeooo:paragraph-rsid="001aea8d"/>
    </style:style>
    <style:style style:name="P22" style:family="paragraph" style:parent-style-name="Text_20_body">
      <style:paragraph-properties fo:line-height="150%" fo:text-align="justify" style:justify-single-word="false"/>
      <style:text-properties officeooo:paragraph-rsid="0023eb3b"/>
    </style:style>
    <style:style style:name="P23" style:family="paragraph">
      <style:paragraph-properties fo:line-height="150%" fo:text-align="justify" loext:tab-stop-distance="0cm">
        <style:tab-stops>
          <style:tab-stop style:position="1.074cm"/>
        </style:tab-stops>
      </style:paragraph-properties>
    </style:style>
    <style:style style:name="P24" style:family="paragraph" style:parent-style-name="Text_20_body">
      <style:paragraph-properties fo:line-height="150%" fo:text-align="justify" style:justify-single-word="false" fo:break-before="page"/>
      <style:text-properties officeooo:paragraph-rsid="0023eb3b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Liberation Sans" fo:font-size="10.5pt" style:font-size-complex="10.5pt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Liberation Sans" fo:font-size="10.5pt" fo:font-weight="bold" style:font-size-complex="10.5pt"/>
    </style:style>
    <style:style style:name="P27" style:family="paragraph" style:parent-style-name="Text_20_body" style:list-style-name="L4">
      <style:paragraph-properties fo:line-height="150%" fo:text-align="justify" style:justify-single-word="false"/>
      <style:text-properties style:font-name="Liberation Sans" fo:font-size="10.5pt" style:font-size-complex="10.5pt"/>
    </style:style>
    <style:style style:name="P28" style:family="paragraph" style:parent-style-name="Text_20_body">
      <style:paragraph-properties fo:line-height="150%" fo:text-align="justify" style:justify-single-word="false"/>
      <style:text-properties officeooo:paragraph-rsid="001c3417"/>
    </style:style>
    <style:style style:name="T1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T5" style:family="text">
      <style:text-properties fo:color="#000000" loext:opacity="100%" style:font-name="Liberation Sans" fo:font-size="10.5pt" style:text-underline-style="none" style:font-family-asian="'Liberation Sans', Arial" style:font-family-generic-asian="swiss" style:font-pitch-asian="variable" style:font-size-asian="10.5pt" style:font-weight-asian="bold" style:font-family-complex="'Liberation Mono', 'Courier New'" style:font-family-generic-complex="modern" style:font-pitch-complex="fixed" style:font-size-complex="10.5pt" style:font-weight-complex="bold"/>
    </style:style>
    <style:style style:name="T6" style:family="text">
      <style:text-properties fo:color="#000000" loext:opacity="100%" style:font-name="Liberation Sans" fo:font-size="10.5pt" style:text-underline-style="none" fo:font-weight="normal" style:font-family-asian="'Liberation Sans', Arial" style:font-family-generic-asian="swiss" style:font-pitch-asian="variable" style:font-size-asian="10.5pt" style:font-weight-asian="normal" style:font-family-complex="'Liberation Mono', 'Courier New'" style:font-family-generic-complex="modern" style:font-pitch-complex="fixed" style:font-size-complex="10.5pt" style:font-weight-complex="normal"/>
    </style:style>
    <style:style style:name="T7" style:family="text">
      <style:text-properties fo:color="#000080" loext:opacity="100%" style:font-name="Liberation Sans" fo:font-size="10.5pt" style:text-underline-style="none" style:font-family-asian="'Liberation Sans', Arial" style:font-family-generic-asian="swiss" style:font-pitch-asian="variable" style:font-size-asian="10.5pt" style:font-weight-asian="bold" style:font-family-complex="'Liberation Mono', 'Courier New'" style:font-family-generic-complex="modern" style:font-pitch-complex="fixed" style:font-size-complex="10.5pt" style:font-weight-complex="bold"/>
    </style:style>
    <style:style style:name="T8" style:family="text">
      <style:text-properties fo:color="#000080" loext:opacity="100%" fo:font-family="'Liberation Sans', Arial" style:font-family-generic="swiss" style:font-pitch="variable" fo:font-size="10.5pt" style:text-underline-style="none" style:font-family-asian="'Liberation Sans', Arial" style:font-family-generic-asian="swiss" style:font-pitch-asian="variable" style:font-size-asian="10.5pt" style:font-weight-asian="bold" style:font-family-complex="'Liberation Sans', Arial" style:font-family-generic-complex="swiss" style:font-pitch-complex="variable" style:font-size-complex="10.5pt" style:font-weight-complex="bold"/>
    </style:style>
    <style:style style:name="T9" style:family="text">
      <style:text-properties fo:color="#000000" loext:opacity="100%" fo:font-family="'Liberation Sans', Arial" style:font-family-generic="swiss" style:font-pitch="variable" fo:font-size="10.5pt" style:text-underline-style="none" style:font-family-asian="'Liberation Sans', Arial" style:font-family-generic-asian="swiss" style:font-pitch-asian="variable" style:font-size-asian="10.5pt" style:font-weight-asian="bold" style:font-family-complex="'Liberation Sans', Arial" style:font-family-generic-complex="swiss" style:font-pitch-complex="variable" style:font-size-complex="10.5pt" style:font-weight-complex="bold"/>
    </style:style>
    <style:style style:name="T10" style:family="text">
      <style:text-properties fo:color="#000000" loext:opacity="100%" fo:font-family="'Liberation Sans', Arial" style:font-family-generic="swiss" style:font-pitch="variable" fo:font-size="10.5pt" style:text-underline-style="none" fo:font-weight="bold" style:font-family-asian="'Liberation Sans', Arial" style:font-family-generic-asian="swiss" style:font-pitch-asian="variable" style:font-size-asian="10.5pt" style:font-weight-asian="bold" style:font-family-complex="'Liberation Sans', Arial" style:font-family-generic-complex="swiss" style:font-pitch-complex="variable" style:font-size-complex="10.5pt" style:font-weight-complex="bold"/>
    </style:style>
    <style:style style:name="T11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0.5pt" style:text-underline-style="none" style:font-family-asian="'Liberation Sans', Arial" style:font-family-generic-asian="swiss" style:font-pitch-asian="variable" style:font-size-asian="10.5pt" style:font-weight-asian="bold" style:font-family-complex="'Liberation Mono', 'Courier New'" style:font-family-generic-complex="modern" style:font-pitch-complex="fixed" style:font-size-complex="10.5pt" style:font-weight-complex="bold"/>
    </style:style>
    <style:style style:name="T13" style:family="text">
      <style:text-properties fo:color="#000080" loext:opacity="100%" style:font-name="Liberation Sans" fo:font-size="10.5pt" style:text-underline-style="none" fo:background-color="transparent" style:font-family-asian="'Liberation Sans', Arial" style:font-family-generic-asian="swiss" style:font-pitch-asian="variable" style:font-size-asian="10.5pt" style:font-weight-asian="bold" style:font-family-complex="'Liberation Mono', 'Courier New'" style:font-family-generic-complex="modern" style:font-pitch-complex="fixed" style:font-size-complex="10.5pt" style:font-weight-complex="bold"/>
    </style:style>
    <style:style style:name="T14" style:family="text">
      <style:text-properties fo:font-family="'Liberation Mono', 'Courier New'" style:font-family-generic="modern" style:font-pitch="fixed" fo:font-size="10.5pt" style:text-underline-style="none" style:font-family-asian="'Liberation Sans', Arial" style:font-family-generic-asian="swiss" style:font-pitch-asian="variable" style:font-size-asian="10.5pt" style:font-weight-asian="bold" style:font-family-complex="'Liberation Sans', Arial" style:font-family-generic-complex="swiss" style:font-pitch-complex="variable" style:font-size-complex="10.5pt" style:font-weight-complex="bold"/>
    </style:style>
    <style:style style:name="T15" style:family="text">
      <style:text-properties fo:font-family="'Liberation Sans', Arial" style:font-family-generic="swiss" style:font-pitch="variable" fo:font-size="10.5pt" style:text-underline-style="none" style:font-family-asian="'Liberation Sans', Arial" style:font-family-generic-asian="swiss" style:font-pitch-asian="variable" style:font-size-asian="10.5pt" style:font-weight-asian="bold" style:font-family-complex="'Liberation Sans', Arial" style:font-family-generic-complex="swiss" style:font-pitch-complex="variable" style:font-size-complex="10.5pt" style:font-weight-complex="bold"/>
    </style:style>
    <style:style style:name="T16" style:family="text">
      <style:text-properties fo:color="#000080" loext:opacity="100%" style:font-name="Liberation Sans" fo:font-size="10.5pt" style:text-underline-style="none" fo:background-color="transparent" style:font-family-asian="'Liberation Sans', Arial" style:font-family-generic-asian="swiss" style:font-pitch-asian="variable" style:font-size-asian="10.5pt" style:font-weight-asian="bold" style:font-size-complex="10.5pt" style:font-weight-complex="bold"/>
    </style:style>
    <style:style style:name="T17" style:family="text">
      <style:text-properties fo:color="#000000" loext:opacity="100%" style:font-name="Liberation Sans" fo:font-size="10.5pt" style:text-underline-style="none" fo:font-weight="bold" fo:background-color="transparent" style:font-family-asian="'Liberation Sans', Arial" style:font-family-generic-asian="swiss" style:font-pitch-asian="variable" style:font-size-asian="10.5pt" style:font-weight-asian="bold" style:font-family-complex="'Liberation Sans', Arial" style:font-family-generic-complex="swiss" style:font-pitch-complex="variable" style:font-size-complex="10.5pt" style:font-weight-complex="bold"/>
    </style:style>
    <style:style style:name="T18" style:family="text">
      <style:text-properties fo:color="#000000" loext:opacity="100%" style:font-name="Liberation Sans" fo:font-size="10.5pt" style:text-underline-style="none" fo:font-weight="bold" style:font-family-asian="'Liberation Sans', Arial" style:font-family-generic-asian="swiss" style:font-pitch-asian="variable" style:font-size-asian="10.5pt" style:font-weight-asian="bold" style:font-family-complex="'Liberation Sans', Arial" style:font-family-generic-complex="swiss" style:font-pitch-complex="variable" style:font-size-complex="10.5pt" style:font-weight-complex="bold"/>
    </style:style>
    <style:style style:name="T19" style:family="text">
      <style:text-properties fo:color="#000000" loext:opacity="100%" style:font-name="Liberation Sans" fo:font-size="10.5pt" style:text-underline-style="none" fo:font-weight="normal" style:font-family-asian="'Liberation Sans', Arial" style:font-family-generic-asian="swiss" style:font-pitch-asian="variable" style:font-size-asian="10.5pt" style:font-weight-asian="normal" style:font-family-complex="'Liberation Sans', Arial" style:font-family-generic-complex="swiss" style:font-pitch-complex="variable" style:font-size-complex="10.5pt" style:font-weight-complex="normal"/>
    </style:style>
    <style:style style:name="T20" style:family="text">
      <style:text-properties fo:color="#000000" loext:opacity="100%" style:font-name="Liberation Sans" fo:font-size="10.5pt" fo:font-style="italic" style:text-underline-style="none" fo:font-weight="normal" style:font-family-asian="'Liberation Sans', Arial" style:font-family-generic-asian="swiss" style:font-pitch-asian="variable" style:font-size-asian="10.5pt" style:font-weight-asian="normal" style:font-family-complex="'Liberation Sans', Arial" style:font-family-generic-complex="swiss" style:font-pitch-complex="variable" style:font-size-complex="10.5pt" style:font-weight-complex="normal"/>
    </style:style>
    <style:style style:name="T21" style:family="text">
      <style:text-properties style:font-name="Liberation Sans" fo:font-size="10.5pt" style:font-family-asian="'Liberation Sans', Arial" style:font-family-generic-asian="swiss" style:font-pitch-asian="variable" style:font-size-asian="10.5pt" style:font-weight-asian="bold" style:font-family-complex="'Liberation Mono', 'Courier New'" style:font-family-generic-complex="modern" style:font-pitch-complex="fixed" style:font-size-complex="10.5pt" style:font-weight-complex="bold"/>
    </style:style>
    <style:style style:name="T22" style:family="text">
      <style:text-properties style:font-name="Liberation Sans" fo:font-size="10.5pt" style:text-underline-style="none" fo:background-color="transparent" style:font-family-asian="'Liberation Sans', Arial" style:font-family-generic-asian="swiss" style:font-pitch-asian="variable" style:font-size-asian="10.5pt" style:font-weight-asian="bold" style:font-family-complex="'Liberation Mono', 'Courier New'" style:font-family-generic-complex="modern" style:font-pitch-complex="fixed" style:font-size-complex="10.5pt" style:font-weight-complex="bold"/>
    </style:style>
    <style:style style:name="T23" style:family="text">
      <style:text-properties fo:color="#000080" loext:opacity="100%" style:font-name="Liberation Sans" fo:font-size="10.5pt" style:text-underline-style="solid" style:text-underline-width="auto" style:text-underline-color="font-color" style:font-family-asian="'Liberation Sans', Arial" style:font-family-generic-asian="swiss" style:font-pitch-asian="variable" style:font-size-asian="10.5pt" style:font-weight-asian="bold" style:font-family-complex="'Liberation Sans', Arial" style:font-family-generic-complex="swiss" style:font-pitch-complex="variable" style:font-size-complex="10.5pt" style:font-weight-complex="bold"/>
    </style:style>
    <style:style style:name="T24" style:family="text">
      <style:text-properties fo:color="#000000" loext:opacity="100%" style:font-name="Liberation Sans" fo:font-size="10.5pt" style:text-underline-style="none" style:font-family-asian="'Liberation Sans', Arial" style:font-family-generic-asian="swiss" style:font-pitch-asian="variable" style:font-size-asian="10.5pt" style:font-weight-asian="bold" style:font-family-complex="'Liberation Sans', Arial" style:font-family-generic-complex="swiss" style:font-pitch-complex="variable" style:font-size-complex="10.5pt" style:font-weight-complex="bold"/>
    </style:style>
    <style:style style:name="T25" style:family="text">
      <style:text-properties fo:color="#000080" loext:opacity="100%" style:font-name="Liberation Sans" fo:font-size="10.5pt" style:text-underline-style="solid" style:text-underline-width="auto" style:text-underline-color="font-color" style:font-family-asian="'Liberation Sans', Arial" style:font-family-generic-asian="swiss" style:font-pitch-asian="variable" style:font-size-asian="10.5pt" style:font-weight-asian="bold" style:font-family-complex="'Liberation Mono', 'Courier New'" style:font-family-generic-complex="modern" style:font-pitch-complex="fixed" style:font-size-complex="10.5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none" svg:stroke-color="#000000" draw:fill="solid" draw:fill-color="#eeeeee" fo:min-height="7.38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eeeeee" fo:min-height="7.90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eeeeee" fo:min-height="6.65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ource_20_Text"><text:span text:style-name="T1">Stratégie de veille &amp; Intelligence économique</text:span></text:span></text:h>
      <text:p text:style-name="P2">PROJET : RETHAGON</text:p>
      <text:p text:style-name="P3"><text:span text:style-name="T2">Objectif :</text:span> Sécuriser le modèle hybride (SAS/offshore) et accélérer l'adoption. Ce document résume les domaines clés à surveiller pour garantir la conformité avec les réglementations JONUM/MiCA, assurer la sécurité des systèmes Oracle Collegial et garantir la pertinence du modèle d'entreprise.</text:p>
      <text:p text:style-name="P3"/>
      <text:h text:style-name="P4" text:outline-level="2">Cadre de surveillance stratégique</text:h>
      <text:p text:style-name="P3">Cette section présente les concepts clés (juridiques, techniques et commerciaux) indispensables à la viabilité du projet.</text:p>
      <text:h text:style-name="P5" text:outline-level="3">Axe réglementaire (la priorité critique)</text:h>
      <text:p text:style-name="P6">Objectif : Protéger le token AURA de la régulation bancaire et maintenir le modèle Skill Game.</text:p>
      <text:list text:style-name="L1">
        <text:list-item>
          <text:p text:style-name="P7"><text:span text:style-name="T2">Limited Network Exemption </text:span><text:span text:style-name="T3">(MiCA/PSD2)</text:span><text:span text:style-name="T2"> :</text:span> Clause vitale permettant d'éviter la licence bancaire pour le token AURA en le confinant à un usage en boucle fermée.</text:p>
        </text:list-item>
        <text:list-item>
          <text:p text:style-name="P7"><text:span text:style-name="T2">Virtual Token </text:span><text:span text:style-name="T3">(VFAA - Malte)</text:span><text:span text:style-name="T2"> :</text:span> Qualification juridique cible pour l'AURA afin d'échapper à la régulation des actifs financiers.</text:p>
        </text:list-item>
        <text:list-item>
          <text:p text:style-name="P7"><text:span text:style-name="T2">Settlement of Winnings :</text:span> Terme juridique clé justifiant la sortie de fonds (AURA vers USDC) comme un règlement de gains et non un service de change.</text:p>
        </text:list-item>
        <text:list-item>
          <text:p text:style-name="P7"><text:span text:style-name="T2">JONUM </text:span><text:span text:style-name="T3">(Loi SREN)</text:span><text:span text:style-name="T2"> :</text:span> Cadre légal français validant les jeux à objets numériques (NFT) sans gain monétaire direct (modèle SAS France).</text:p>
        </text:list-item>
        <text:list-item>
          <text:p text:style-name="P7"><text:span text:style-name="T2">Geofencing IP :</text:span> Barrière technique obligatoire pour séparer l'interface France de l'interface Monde et prouver la bonne foi aux régulateurs.</text:p>
        </text:list-item>
      </text:list>
      <text:h text:style-name="P5" text:outline-level="3">Axe Technologique (Le moteur)</text:h>
      <text:p text:style-name="P6">Objectif : Garantir l'intégrité des votes et simplifier l'accès.</text:p>
      <text:list text:style-name="L2">
        <text:list-item>
          <text:p text:style-name="P8"><text:span text:style-name="T2">Optimistic Oracle :</text:span> Technologie de validation par défaut (type UMA) réduisant drastiquement les coûts de gaz.</text:p>
        </text:list-item>
        <text:list-item>
          <text:p text:style-name="P8"><text:span text:style-name="T2">Account Abstraction </text:span><text:span text:style-name="T3">(ERC-4337)</text:span><text:span text:style-name="T2"> :</text:span> Standard permettant aux utilisateurs de se connecter par email (Social Login) sans gérer de clé privée.</text:p>
        </text:list-item>
      </text:list>
      <text:h text:style-name="P5" text:outline-level="3">Axe Marché &amp; Adoption (Le levier)</text:h>
      <text:p text:style-name="P6">Objectif : Convertir le spectateur en acteur.</text:p>
      <text:list text:style-name="L3">
        <text:list-item>
          <text:p text:style-name="P9"><text:span text:style-name="T2">Soulbound Token </text:span><text:span text:style-name="T3">(SBT)</text:span><text:span text:style-name="T2"> :</text:span> Standard technique pour le token GOUV (incessible), liant le pouvoir de vote à la réputation réelle (ELO).</text:p>
        </text:list-item>
        <text:list-item>
          <text:p text:style-name="P9"><text:span text:style-name="T2">Modèles Hybrides :</text:span> Surveillance des précédents (Sorare pour le légal, Stake pour l'UX) pour combiner conformité et fluidité.</text:p>
        </text:list-item>
      </text:list>
      <text:h text:style-name="P10" text:outline-level="2"><text:span text:style-name="Source_20_Text"><text:span text:style-name="T1">Journal d’analyse détaillé</text:span></text:span></text:h>
      <text:p text:style-name="P11">Exemples d'analyses concrètes avec sources, prêtes à l'emploi.</text:p>
      <text:p text:style-name="P12"><text:span text:style-name="Source_20_Text"><text:span text:style-name="T4"/></text:span></text:p>
      <text:p text:style-name="P13"><draw:frame text:anchor-type="paragraph" draw:z-index="0" draw:name="Cadre de texte 1" draw:style-name="gr1" draw:text-style-name="P16" svg:width="17.463cm" svg:height="7.39cm" svg:x="-0.108cm" svg:y="0.826cm"><draw:text-box><text:p text:style-name="P14"><text:span text:style-name="T5"><text:s/>Champ</text:span><text:span text:style-name="T5"><text:tab/></text:span><text:span text:style-name="T5">Contenu Spécifique Rethagon</text:span></text:p><text:p text:style-name="P14"><text:span text:style-name="T5"><text:s/></text:span><text:span text:style-name="T6">Sujet</text:span><text:span text:style-name="T5"><text:tab/></text:span><text:span text:style-name="T5"><text:tab/></text:span><text:span text:style-name="T5"><text:tab/></text:span><text:span text:style-name="T5">Stratégie d'Exemption JONUM &amp; MiCA (Limited Network)</text:span></text:p><text:p text:style-name="P15"><text:span text:style-name="T5"><text:s/></text:span><text:span text:style-name="T6">Sources</text:span><text:span text:style-name="T5"><text:tab/></text:span><text:span text:style-name="T5">1. Texte JONUM (France) : </text:span><text:span text:style-name="T7"><text:a xlink:href="https://www.legifrance.gouv.fr/jorf/id/JORFTEXT000049563273" xlink:type="simple">Legifrance - Loi n° 2024-449 (JONUM)</text:a></text:span></text:p><text:p text:style-name="P15"><text:span text:style-name="T7"><text:tab/></text:span><text:span text:style-name="T5">2. Exemption Réseau Limité (Europe) :</text:span><text:span text:style-name="T7"> </text:span><text:span text:style-name="T7"><text:a xlink:href="https://www.eba.europa.eu/regulation-and-policy/payment-services-and-electronic-money/guidelines-on-limited-network-exemption-under-psd2" xlink:type="simple">EBA Guidelines on Limited Network Exemption</text:a></text:span></text:p><text:p text:style-name="P14"><text:span text:style-name="T8"><text:tab/></text:span><text:span text:style-name="T8"><text:tab/></text:span><text:span text:style-name="T8"><text:tab/></text:span><text:span text:style-name="T9">3. Définition Virtual Token (Malte) : </text:span><text:span text:style-name="T7"><text:a xlink:href="https://legislation.mt/eli/cap/590/eng" xlink:type="simple">VFA Act Chapter 590 (Article 2)</text:a></text:span></text:p><text:p text:style-name="P14"><text:span text:style-name="T10"><text:s/>Analyse</text:span><text:span text:style-name="T10"><text:tab/></text:span><text:span text:style-name="T9">La loi JONUM (Art. 4) confirme que les jeux basés sur des NFT (objets numériques) sans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gain monétaire direct ne sont pas des jeux d'argent, validant le modèle SAS France. Côté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urope, l'EBA confirme que les instruments utilisables uniquement chez un émetteur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(Closed Loop) ne sont pas de la monnaie électronique, protégeant le token AURA.</text:span></text:p><text:p text:style-name="P14"><text:span text:style-name="T10"><text:s/>Action</text:span><text:span text:style-name="T10"><text:tab/></text:span><text:span text:style-name="T10"><text:tab/></text:span><text:span text:style-name="T10"><text:tab/></text:span><text:span text:style-name="T9">Vérifier que les CGU France mentionnent explicitement que les gains sont en "actifs </text:span></text:p><text:p text:style-name="P14"><text:span text:style-name="T9"><text:tab/></text:span><text:span text:style-name="T9"><text:tab/></text:span><text:span text:style-name="T9"><text:tab/></text:span><text:span text:style-name="T9">numériques de jeu" et non en fiat, pour rester aligné avec l'article 4 de la loi JONUM.</text:span></text:p></draw:text-box></draw:frame><text:span text:style-name="Source_20_Text"><text:span text:style-name="T1">Veille réglementaire </text:span></text:span><text:span text:style-name="Source_20_Text"><text:span text:style-name="T11">(Critique)</text:span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">Veille technologique </text:span></text:span><text:span text:style-name="Source_20_Text"><text:span text:style-name="T11">(Moteur)</text:span></text:span></text:p>
      <text:p text:style-name="P17"><draw:frame text:anchor-type="paragraph" draw:z-index="1" draw:name="Cadre de texte 2" draw:style-name="gr1" draw:text-style-name="P16" svg:width="17.463cm" svg:height="7.39cm" svg:x="-0.051cm" svg:y="0.009cm"><draw:text-box><text:p text:style-name="P14"><text:span text:style-name="T5"><text:s/>Champ</text:span><text:span text:style-name="T5"><text:tab/></text:span><text:span text:style-name="T5">Contenu Spécifique Rethagon</text:span></text:p><text:p text:style-name="P14"><text:span text:style-name="T5"><text:s/>Sujet</text:span><text:span text:style-name="T5"><text:tab/></text:span><text:span text:style-name="T5"><text:tab/></text:span><text:span text:style-name="T5"><text:tab/></text:span><text:span text:style-name="T5">Oracle Collégial &amp; Sécurité des Votes</text:span></text:p><text:p text:style-name="P18"><text:span text:style-name="T12"><text:s/>Sources</text:span><text:span text:style-name="T12"><text:tab/></text:span><text:span text:style-name="T12">1. Mécanisme UMA (Optimistic Oracle) : </text:span><text:span text:style-name="T13"><text:a xlink:href="https://docs.uma.xyz/resources/what-is-uma" xlink:type="simple">UMA Protocol Docs - Data Verification</text:a></text:span><text:span text:style-name="T13"><text:tab/></text:span><text:span text:style-name="T13"><text:tab/></text:span><text:span text:style-name="T13"><text:tab/></text:span><text:span text:style-name="T14"><text:tab/></text:span><text:span text:style-name="T14"><text:tab/></text:span><text:span text:style-name="T14"><text:tab/></text:span><text:span text:style-name="T15">2. Account Abstraction (UX) :</text:span><text:span text:style-name="T15"><text:tab/></text:span><text:span text:style-name="T13"><text:a xlink:href="https://eips.ethereum.org/EIPS/eip-4337" xlink:type="simple">ERC-4337 Documentation</text:a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5"><text:tab/></text:span><text:span text:style-name="T15"><text:tab/></text:span><text:span text:style-name="T15">3. Sybil Resistance (Gitcoin) :</text:span><text:span text:style-name="T15"><text:tab/></text:span><text:span text:style-name="T16"><text:a xlink:href="https://docs.passport.gitcoin.co/overview/sybil-defense" xlink:type="simple">Gitcoin Passport &amp; Sybil Defense</text:a></text:span></text:p><text:p text:style-name="P18"><text:span text:style-name="T17"><text:s/></text:span><text:span text:style-name="T18">Analyse</text:span><text:span text:style-name="T10"><text:tab/></text:span><text:span text:style-name="T19">L'utilisation d'un modèle "Optimistic" (comme UMA) permet de réduire les coûts de gaz :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on ne vote sur la chaîne qu'en cas de litige. Pour l'UX, l'ERC-4337 est indispensable pour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que les fans de rap se connectent sans comprendre la crypto (Gasless transactions).</text:span></text:p><text:p text:style-name="P14"><text:span text:style-name="T10"><text:s/></text:span><text:span text:style-name="T18">Action</text:span><text:span text:style-name="T10"><text:tab/></text:span><text:span text:style-name="T10"><text:tab/></text:span><text:span text:style-name="T19">Lancer un POC (Proof of Concept) intégrant ERC-4337 pour permettre le login via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Google, et tester le mécanisme de </text:span><text:span text:style-name="T20">slashing</text:span><text:span text:style-name="T19"> (pénalité) du token GOUV sur testnet.</text:span></text:p></draw:text-box></draw:frame></text:p>
      <text:p text:style-name="P19"><draw:frame text:anchor-type="paragraph" draw:z-index="2" draw:name="Cadre de texte 3" draw:style-name="gr2" draw:text-style-name="P20" svg:width="17.463cm" svg:height="7.907cm" svg:x="-0.079cm" svg:y="0.79cm"><draw:text-box><text:p text:style-name="P14"><text:span text:style-name="T5"><text:s/>Champ</text:span><text:span text:style-name="T5"><text:tab/></text:span><text:span text:style-name="T5">Contenu Spécifique Rethagon</text:span></text:p><text:p text:style-name="P14"><text:span text:style-name="T5"><text:s/>Sujet</text:span><text:span text:style-name="T5"><text:tab/></text:span><text:span text:style-name="T5"><text:tab/></text:span><text:span text:style-name="T5"><text:tab/></text:span><text:span text:style-name="T5">Modèles Hybrides &amp; UX de Pari</text:span></text:p><text:p text:style-name="P14"><text:span text:style-name="T5"><text:s/>Sources</text:span><text:span text:style-name="T5"><text:tab/></text:span><text:span text:style-name="T5">1. Accord Sorare / ANJ : </text:span><text:span text:style-name="T13"><text:a xlink:href="https://anj.fr/lautorite-nationale-des-jeux-propose-un-cadre-de-regulation-pour-les-jeux-web3" xlink:type="simple">Communiqué de presse ANJ sur Sorare</text:a></text:span><text:span text:style-name="T21"><text:s/></text:span></text:p><text:p text:style-name="P14"><text:span text:style-name="T21"><text:tab/></text:span><text:span text:style-name="T21"><text:tab/></text:span><text:span text:style-name="T21"><text:tab/></text:span><text:span text:style-name="T21">2. Polymarket (AMM) :</text:span><text:span text:style-name="T22"> </text:span><text:span text:style-name="T13"><text:a xlink:href="https://docs.polymarket.com/" xlink:type="simple">Polymarket - How it works (CTF Standard)</text:a></text:span></text:p><text:p text:style-name="P14"><text:span text:style-name="T23"><text:tab/></text:span><text:span text:style-name="T23"><text:tab/></text:span><text:span text:style-name="T23"><text:tab/></text:span><text:span text:style-name="T24">3. Stake (UX Gambling) : </text:span><text:span text:style-name="T13"><text:a xlink:href="https://uxdesign.cc/tagged/betting" xlink:type="simple">Stake.com UI Analysis (Medium Article)</text:a></text:span></text:p><text:p text:style-name="P14"><text:span text:style-name="T18"><text:s/>Analyse</text:span><text:span text:style-name="T18"><text:tab/></text:span><text:span text:style-name="T24">L'accord Sorare prouve que l'on peut opérer en France sans licence pari si l'entrée est 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gratuite ou si le gain n'est pas "monétisable directement" (d'où l'importance de vos NFT). 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Polymarket montre que l'AMM est puissant mais complexe : Rethagon doit cacher la 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complexité technique derrière une interface simple (Jauge rouge/vert) inspirée de Stake</text:span></text:p><text:p text:style-name="P14"><text:span text:style-name="T18"><text:s/>Action</text:span><text:span text:style-name="T18"><text:tab/></text:span><text:span text:style-name="T18"><text:tab/></text:span><text:span text:style-name="T18"><text:tab/></text:span><text:span text:style-name="T24">Copier la mécanique de "Free-to-play" de Sorare pour l'entrée des utilisateurs en France, 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afin de créer une base de données légale avant de les convertir vers le modèle payant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(si éligibles).</text:span></text:p></draw:text-box></draw:frame><text:span text:style-name="Source_20_Text"><text:span text:style-name="T1">Veille</text:span></text:span><text:span text:style-name="Source_20_Text"><text:span text:style-name="T11"> </text:span></text:span><text:span text:style-name="Source_20_Text"><text:span text:style-name="T1">concurrentielle</text:span></text:span><text:span text:style-name="Source_20_Text"><text:span text:style-name="T11"> (Marché)</text:span></text:span></text:p>
      <text:p text:style-name="P21"><text:span text:style-name="Source_20_Text"><text:span text:style-name="T11"/></text:span></text:p>
      <text:p text:style-name="P21"><text:span text:style-name="Source_20_Text"><text:span text:style-name="T11"/></text:span></text:p>
      <text:p text:style-name="P21"><text:span text:style-name="Source_20_Text"><text:span text:style-name="T11"/></text:span></text:p>
      <text:p text:style-name="P21"><text:span text:style-name="Source_20_Text"><text:span text:style-name="T11"/></text:span></text:p>
      <text:p text:style-name="P21"><text:span text:style-name="Source_20_Text"><text:span text:style-name="T11"/></text:span></text:p>
      <text:p text:style-name="P21"><text:span text:style-name="Source_20_Text"><text:span text:style-name="T11"/></text:span></text:p>
      <text:p text:style-name="P21"><text:span text:style-name="Source_20_Text"><text:span text:style-name="T11"/></text:span></text:p>
      <text:p text:style-name="P21"><text:span text:style-name="Source_20_Text"><text:span text:style-name="T11"/></text:span></text:p>
      <text:p text:style-name="P21"><text:span text:style-name="Source_20_Text"><text:span text:style-name="T11"/></text:span></text:p>
      <text:p text:style-name="P22"><draw:frame text:anchor-type="paragraph" draw:z-index="3" draw:name="Cadre de texte 4" draw:style-name="gr3" draw:text-style-name="P20" svg:width="17.463cm" svg:height="6.652cm" svg:x="-0.079cm" svg:y="0.741cm"><draw:text-box><text:p text:style-name="P14"><text:span text:style-name="T5"><text:s/>Champ</text:span><text:span text:style-name="T5"><text:tab/></text:span><text:span text:style-name="T5">Contenu Spécifique Rethagon</text:span></text:p><text:p text:style-name="P14"><text:span text:style-name="T5"><text:s/>Sujet</text:span><text:span text:style-name="T5"><text:tab/></text:span><text:span text:style-name="T5"><text:tab/></text:span><text:span text:style-name="T5"><text:tab/></text:span><text:span text:style-name="T5">Gamification &amp; "Skin in the Game"</text:span></text:p><text:p text:style-name="P14"><text:span text:style-name="T5"><text:s/>Sources</text:span><text:span text:style-name="T5"><text:tab/></text:span><text:span text:style-name="T5">1. Psychologie du "Skin in the game" : </text:span><text:span text:style-name="T13"><text:a xlink:href="https://fs.blog/skin-in-the-game/" xlink:type="simple">Nassim Taleb Concept Summary</text:a></text:span></text:p><text:p text:style-name="P14"><text:span text:style-name="T25"><text:tab/></text:span><text:span text:style-name="T25"><text:tab/></text:span><text:span text:style-name="T5"><text:tab/></text:span><text:span text:style-name="T5">2. Web3 Loyalty Case Study :</text:span><text:span text:style-name="T5"><text:tab/></text:span><text:span text:style-name="T13"><text:a xlink:href="https://stories.starbucks.com/press/2022/starbucks-brewing-revolutionary-web3-experience-for-its-starbucks-rewards-members/" xlink:type="simple">Starbucks Odyssey (Polygon)</text:a></text:span></text:p><text:p text:style-name="P14"><text:span text:style-name="T18"><text:s/>Analyse</text:span><text:span text:style-name="T18"><text:tab/></text:span><text:span text:style-name="T24">Les programmes de fidélité Web3 qui fonctionnent (comme Starbucks, avant arrêt, ou 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Nike.SWOOSH) ne parlent pas de crypto, mais de "Statut". Le fan de battle rap veut 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prouver qu'il est le meilleur juge. Le score ELO doit être affiché comme un badge social 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sur le profil.</text:span></text:p><text:p text:style-name="P23"><text:span text:style-name="T18"><text:s/>Action</text:span><text:span text:style-name="T18"><text:tab/></text:span><text:span text:style-name="T18"><text:tab/></text:span><text:span text:style-name="T24">Designer le profil utilisateur pour mettre en avant le "Taux de réussite des votes" (ELO du </text:span><text:span text:style-name="T24"><text:tab/></text:span><text:span text:style-name="T24"><text:tab/></text:span><text:span text:style-name="T24"><text:tab/></text:span><text:span text:style-name="T24"><text:tab/></text:span><text:span text:style-name="T24">juge) plus gros que les gains financiers. C'est le levier d'engagement principal.</text:span></text:p></draw:text-box></draw:frame><text:span text:style-name="Source_20_Text"><text:span text:style-name="T1">Veille commerciale &amp; UX </text:span></text:span><text:span text:style-name="Source_20_Text"><text:span text:style-name="T11">(Adoption)</text:span></text:span></text:p>
      <text:p text:style-name="P22"><text:span text:style-name="Source_20_Text"><text:span text:style-name="T11"/></text:span></text:p>
      <text:p text:style-name="P24"><text:span text:style-name="Source_20_Text"><text:span text:style-name="T1">Argumentaire juridique "Closed loop"</text:span></text:span></text:p>
      <text:p text:style-name="P25">Formulation validée pour le Legal Design et les Conditions Générales d'Utilisation.</text:p>
      <text:p text:style-name="P26">Fondement Légal du retrait AURA/USDC :</text:p>
      <text:list text:style-name="L4">
        <text:list-item>
          <text:p text:style-name="P27"><text:span text:style-name="T2">Qualification :</text:span> AURA est un "Virtual Token" au sens du VFAA (Malte, Art. 2), car utilisable uniquement en boucle fermée sur la plateforme.</text:p>
        </text:list-item>
        <text:list-item>
          <text:p text:style-name="P27"><text:span text:style-name="T2">Conversion :</text:span> La conversion AURA vers USDC n'est pas un service d'échange financier, mais une opération de <text:span text:style-name="T2">"Règlement de Gains"</text:span> (Settlement of Winnings) conforme à la MGA DLT Policy, qui oblige l'opérateur à permettre le retrait des fonds vers le wallet d'origine du joueur (Closed Loop).</text:p>
        </text:list-item>
        <text:list-item>
          <text:p text:style-name="P27"><text:span text:style-name="T2">Exemption Bancaire :</text:span> Ce circuit fermé place le token sous le régime de l'<text:span text:style-name="T2">Exemption de Réseau Limité</text:span> (Limited Network Exemption, PSD2/MiCA), dispensant Rethagon de licence d'établissement de monnaie électronique.</text:p>
        </text:list-item>
      </text:list>
      <text:p text:style-name="P28"><text:span text:style-name="Source_20_Text"><text:span text:style-name="T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07:22:46.455835619</meta:creation-date>
    <dc:date>2025-12-10T10:47:36.070113689</dc:date>
    <meta:editing-duration>PT1H57M</meta:editing-duration>
    <meta:editing-cycles>34</meta:editing-cycles>
    <meta:generator>LibreOffice/25.2.3.2$Linux_X86_64 LibreOffice_project/520$Build-2</meta:generator>
    <meta:print-date>2025-12-10T10:43:04.637619637</meta:print-date>
    <meta:printed-by>Fichiers PDF</meta:printed-by>
    <meta:document-statistic meta:table-count="0" meta:image-count="0" meta:object-count="0" meta:page-count="4" meta:paragraph-count="32" meta:word-count="458" meta:character-count="3037" meta:non-whitespace-character-count="2623"/>
  </office:meta>
</office:document-meta>
</file>